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 fo:color="#ff0000"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 fo:color="#ff0000"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 fo:color="#ff0000"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ff0000"/>
      <style:paragraph-properties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 fo:color="#ff0000"/>
      <style:paragraph-properties/>
    </style:style>
    <style:style style:family="table-cell" style:name="TableCell6" style:display-name="TableCell6">
      <style:table-cell-properties style:vertical-align="bottom" fo:background-color="#008000"/>
    </style:style>
    <style:style style:family="paragraph" style:name="CellContent6" style:display-name="CellContent6">
      <style:text-properties fo:color="#ff0000"/>
      <style:paragraph-properties/>
    </style:style>
    <style:style style:family="table-cell" style:name="TableCell7" style:display-name="TableCell7">
      <style:table-cell-properties style:vertical-align="bottom" fo:background-color="#008000"/>
    </style:style>
    <style:style style:family="paragraph" style:name="CellContent7" style:display-name="CellContent7">
      <style:text-properties fo:color="#ff0000"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ff0000"/>
      <style:paragraph-properties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ackground-color="#00800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ackground-color="#008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ackground-color="#00800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ackground-color="#008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